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f1ec" officeooo:paragraph-rsid="000ff1ec"/>
    </style:style>
    <style:style style:name="P2" style:family="paragraph" style:parent-style-name="Standard">
      <style:paragraph-properties fo:text-align="start" style:justify-single-word="false"/>
      <style:text-properties officeooo:rsid="000ff1ec" officeooo:paragraph-rsid="000ff1ec"/>
    </style:style>
    <style:style style:name="P3" style:family="paragraph" style:parent-style-name="Standard">
      <style:paragraph-properties fo:text-align="start" style:justify-single-word="false"/>
      <style:text-properties fo:font-weight="bold" officeooo:rsid="000ff1ec" officeooo:paragraph-rsid="000ff1ec" style:font-weight-asian="bold" style:font-weight-complex="bold"/>
    </style:style>
    <style:style style:name="P4" style:family="paragraph" style:parent-style-name="Standard">
      <style:paragraph-properties fo:text-align="start" style:justify-single-word="false"/>
      <style:text-properties fo:font-style="normal" fo:font-weight="bold" officeooo:rsid="000ff1ec" officeooo:paragraph-rsid="0019858f"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rsid="000ff1ec" officeooo:paragraph-rsid="000ff1ec"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officeooo:rsid="003d9bfc" officeooo:paragraph-rsid="00307e82" style:font-style-asian="normal" style:font-style-complex="normal"/>
    </style:style>
    <style:style style:name="P7" style:family="paragraph" style:parent-style-name="Standard">
      <style:paragraph-properties fo:text-align="start" style:justify-single-word="false"/>
      <style:text-properties fo:font-style="normal" fo:font-weight="normal" officeooo:rsid="004850a7" officeooo:paragraph-rsid="004850a7" style:font-style-asian="normal" style:font-weight-asian="normal" style:font-style-complex="normal" style:font-weight-complex="normal"/>
    </style:style>
    <style:style style:name="P8" style:family="paragraph" style:parent-style-name="Standard">
      <style:text-properties officeooo:rsid="002ef590" officeooo:paragraph-rsid="002ef590"/>
    </style:style>
    <style:style style:name="P9" style:family="paragraph" style:parent-style-name="Standard">
      <style:paragraph-properties fo:text-align="start" style:justify-single-word="false"/>
      <style:text-properties fo:font-weight="normal" officeooo:rsid="0044410a" officeooo:paragraph-rsid="0044410a" style:font-weight-asian="normal" style:font-weight-complex="normal"/>
    </style:style>
    <style:style style:name="P10" style:family="paragraph" style:parent-style-name="Standard">
      <style:paragraph-properties fo:text-align="start" style:justify-single-word="false"/>
      <style:text-properties fo:font-weight="normal" officeooo:rsid="00545cc5" officeooo:paragraph-rsid="00545cc5" style:font-weight-asian="normal" style:font-weight-complex="normal"/>
    </style:style>
    <style:style style:name="P11" style:family="paragraph" style:parent-style-name="Standard">
      <style:paragraph-properties fo:text-align="start" style:justify-single-word="false"/>
      <style:text-properties officeooo:rsid="00138259" officeooo:paragraph-rsid="00307e82"/>
    </style:style>
    <style:style style:name="P12" style:family="paragraph" style:parent-style-name="Standard">
      <style:paragraph-properties fo:text-align="start" style:justify-single-word="false"/>
      <style:text-properties fo:color="#000000" style:font-name="Liberation Serif" fo:font-size="12pt" fo:font-style="normal" fo:font-weight="normal" officeooo:rsid="00307e82" officeooo:paragraph-rsid="0041315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Consolas" fo:font-size="10pt" fo:font-style="normal" fo:font-weight="normal" officeooo:rsid="0041c319" officeooo:paragraph-rsid="0041c319" style:font-size-asian="10pt" style:font-style-asian="normal" style:font-weight-asian="normal" style:font-style-complex="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ext-properties officeooo:paragraph-rsid="0041c319"/>
    </style:style>
    <style:style style:name="P16" style:family="paragraph" style:parent-style-name="Standard">
      <style:paragraph-properties fo:text-align="start" style:justify-single-word="false"/>
      <style:text-properties officeooo:rsid="003f860a" officeooo:paragraph-rsid="003f860a"/>
    </style:style>
    <style:style style:name="P17" style:family="paragraph" style:parent-style-name="Standard">
      <style:paragraph-properties fo:text-align="start" style:justify-single-word="false"/>
      <style:text-properties fo:font-style="italic" officeooo:paragraph-rsid="00540d90" style:font-style-asian="italic" style:font-style-complex="italic"/>
    </style:style>
    <style:style style:name="P18" style:family="paragraph" style:parent-style-name="Standard">
      <style:paragraph-properties fo:text-align="start" style:justify-single-word="false"/>
      <style:text-properties fo:color="#000000" style:font-name="Liberation Serif" fo:font-size="12pt" fo:font-style="normal" officeooo:rsid="00540d90" officeooo:paragraph-rsid="00540d90" style:font-size-asian="12pt" style:font-style-asian="normal" style:font-size-complex="12pt" style:font-style-complex="normal"/>
    </style:style>
    <style:style style:name="T1" style:family="text">
      <style:text-properties officeooo:rsid="001257d0"/>
    </style:style>
    <style:style style:name="T2" style:family="text">
      <style:text-properties fo:font-style="italic" officeooo:rsid="0050d4fd"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officeooo:rsid="0050d4fd" style:font-style-asian="normal" style:font-style-complex="normal"/>
    </style:style>
    <style:style style:name="T5" style:family="text">
      <style:text-properties fo:font-style="normal" officeooo:rsid="0058617a" style:font-style-asian="normal" style:font-style-complex="normal"/>
    </style:style>
    <style:style style:name="T6" style:family="text">
      <style:text-properties fo:font-style="normal" fo:font-weight="normal" officeooo:rsid="0034f4ea" style:font-style-asian="normal" style:font-weight-asian="normal" style:font-style-complex="normal" style:font-weight-complex="normal"/>
    </style:style>
    <style:style style:name="T7" style:family="text">
      <style:text-properties fo:font-style="normal" fo:font-weight="normal" officeooo:rsid="0041c319" style:font-style-asian="normal" style:font-weight-asian="normal" style:font-style-complex="normal" style:font-weight-complex="normal"/>
    </style:style>
    <style:style style:name="T8" style:family="text">
      <style:text-properties officeooo:rsid="003d3a5f"/>
    </style:style>
    <style:style style:name="T9" style:family="text">
      <style:text-properties fo:color="#000000" style:font-name="Liberation Serif" fo:font-size="12pt" fo:font-weight="normal" officeooo:rsid="00413154" style:font-size-asian="12pt" style:font-weight-asian="normal" style:font-size-complex="12pt" style:font-weight-complex="normal"/>
    </style:style>
    <style:style style:name="T10" style:family="text">
      <style:text-properties fo:color="#000000" style:font-name="Liberation Serif" fo:font-size="12pt" fo:font-weight="normal" officeooo:rsid="0050ec6f" style:font-size-asian="12pt" style:font-weight-asian="normal" style:font-size-complex="12pt" style:font-weight-complex="normal"/>
    </style:style>
    <style:style style:name="T11" style:family="text">
      <style:text-properties fo:color="#000000" style:font-name="Liberation Serif" fo:font-size="12pt" fo:font-style="normal" fo:font-weight="normal" officeooo:rsid="00528fe8"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officeooo:rsid="00540d90" style:font-size-asian="12pt" style:font-style-asian="normal" style:font-size-complex="12pt" style:font-style-complex="normal"/>
    </style:style>
    <style:style style:name="T13" style:family="text">
      <style:text-properties fo:color="#000000" style:font-name="Liberation Serif" fo:font-size="12pt" fo:font-style="normal" officeooo:rsid="0057e073" style:font-size-asian="12pt" style:font-style-asian="normal" style:font-size-complex="12pt" style:font-style-complex="normal"/>
    </style:style>
    <style:style style:name="T14" style:family="text">
      <style:text-properties fo:color="#000000" style:font-name="Liberation Serif" fo:font-size="12pt" fo:font-style="normal" officeooo:rsid="005980c9" style:font-size-asian="12pt" style:font-style-asian="normal" style:font-size-complex="12pt" style:font-style-complex="normal"/>
    </style:style>
    <style:style style:name="T15" style:family="text">
      <style:text-properties fo:color="#000000" style:font-name="Liberation Serif" fo:font-size="12pt" fo:font-style="normal" officeooo:rsid="005a53b7" style:font-size-asian="12pt" style:font-style-asian="normal" style:font-size-complex="12pt" style:font-style-complex="normal"/>
    </style:style>
    <style:style style:name="T16" style:family="text">
      <style:text-properties fo:color="#000000" style:font-name="Liberation Serif" fo:font-size="12pt" fo:font-style="italic" fo:font-weight="normal" officeooo:rsid="00528fe8" style:font-size-asian="12pt" style:font-style-asian="italic" style:font-weight-asian="normal" style:font-size-complex="12pt" style:font-style-complex="italic" style:font-weight-complex="normal"/>
    </style:style>
    <style:style style:name="T17" style:family="text">
      <style:text-properties fo:color="#000000" style:font-name="Liberation Serif" fo:font-size="12pt" officeooo:rsid="00540d90" style:font-size-asian="12pt" style:font-size-complex="12pt"/>
    </style:style>
    <style:style style:name="T18" style:family="text">
      <style:text-properties fo:color="#000000" style:font-name="Liberation Serif" fo:font-size="10pt" style:font-size-asian="10pt"/>
    </style:style>
    <style:style style:name="T19" style:family="text">
      <style:text-properties fo:color="#000000" style:font-name="Consolas" fo:font-size="10pt" style:font-size-asian="10pt"/>
    </style:style>
    <style:style style:name="T20" style:family="text">
      <style:text-properties fo:color="#7f0055" style:font-name="Consolas" fo:font-size="10pt" fo:font-weight="bold" officeooo:rsid="00528fe8" style:font-size-asian="10pt" style:font-weight-asian="bold" style:font-size-complex="12pt" style:font-weight-complex="normal"/>
    </style:style>
    <style:style style:name="T21" style:family="text">
      <style:text-properties officeooo:rsid="0045f519"/>
    </style:style>
    <style:style style:name="T22" style:family="text">
      <style:text-properties officeooo:rsid="004a884b"/>
    </style:style>
    <style:style style:name="T23" style:family="text">
      <style:text-properties officeooo:rsid="000ff1ec"/>
    </style:style>
    <style:style style:name="T24" style:family="text">
      <style:text-properties officeooo:rsid="0050d4fd"/>
    </style:style>
    <style:style style:name="T25" style:family="text">
      <style:text-properties officeooo:rsid="00546e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chard Idigo</text:p>
      <text:p text:style-name="P1">CS<text:span text:style-name="T1">241</text:span></text:p>
      <text:p text:style-name="P1">Professor Srinivas</text:p>
      <text:p text:style-name="P8"><text:span text:style-name="T22">DUE: October 27</text:span>, <text:span text:style-name="T8">20</text:span>14</text:p>
      <text:p text:style-name="P2"><text:tab/><text:tab/><text:tab/></text:p>
      <text:p text:style-name="P14"><text:span text:style-name="T23">PROJECT 2: </text:span>Implement Tree-map using Binary Search Tree </text:p>
      <text:p text:style-name="P3">Requirement: </text:p>
      <text:p text:style-name="P11">Project <text:span text:style-name="T24">2 </text:span>required that I implement <text:span text:style-name="T24">my own version of the class </text:span><text:span text:style-name="T2">Tree-map</text:span><text:span text:style-name="T4"> using one of two methods: Either a standard Binary Search Tree using the pseudo code you provided, or implement a self-adjusting tree or Splay Tree. I decided however to use the Binary Search Tree method instead. Assuming all goes well with the chosen implementation, we would then integrate our newly created Tree-map class and use it as a replacement for the provided Tree-map we used in Project 1. The end game is for the</text:span><text:span text:style-name="T5">re</text:span><text:span text:style-name="T4"> not to be a difference in output </text:span><text:span text:style-name="T5">between</text:span><text:span text:style-name="T4"> either implementation.</text:span></text:p>
      <text:p text:style-name="P6"/>
      <text:p text:style-name="P3">Method:</text:p>
      <text:p text:style-name="P16"><text:span text:style-name="T3">For this program we were asked</text:span><text:span text:style-name="T9"> </text:span><text:span text:style-name="T10">implement our own Tree-map class and I decided to proceed with creating a Binary Search Tree. You provided a Tree-map shell containing methods such as delete, insert, search etc. Also you provided a tree class that we would use to complement our own version of the Tree-map. To succeed in creating a Tree-map we needed to carefully and constructively implement each of the methods your provided in your shell. So one by one I carefully went over the logic and scenarios for each method to come up with the pseudo code. Also drew diagrams that really helped bring the point across.</text:span></text:p>
      <text:p text:style-name="P12"/>
      <text:p text:style-name="P4">Implementation:</text:p>
      <text:p text:style-name="P15"><text:span text:style-name="T6">F</text:span><text:span text:style-name="T7">or this project I imported the following packages: </text:span><text:span text:style-name="T16">tree, </text:span><text:span text:style-name="T11">and to do this I wrote the following:</text:span></text:p>
      <text:p text:style-name="P17"><text:span text:style-name="T20">import</text:span><text:span text:style-name="T19"> tree.*;</text:span><text:span text:style-name="T18"> </text:span><text:span text:style-name="T12">So the structure of the code really corresponds to the methods themselves. </text:span><text:span text:style-name="T15">Two</text:span><text:span text:style-name="T13"> example</text:span><text:span text:style-name="T15">s</text:span><text:span text:style-name="T13"> I can draw attention to </text:span><text:span text:style-name="T15">are</text:span><text:span text:style-name="T13"> the search method </text:span><text:span text:style-name="T15">and the insert method</text:span><text:span text:style-name="T13">.</text:span></text:p>
      <text:p text:style-name="P17"><text:span text:style-name="T12"><text:tab/>So if we are searching for an element, the search method would first check if the tree is empty(tree==null) and return null if that's true. Otherwise a new element r created and used to check the other nodes in the tree to compare their values using the compareTo method. If element is less than r, then we make a recursive call to the search method with the same element but using the left child of tree: </text:span><text:span text:style-name="T17">search(element, tree.getLeft()). </text:span><text:span text:style-name="T12">Vice versa is element is greater than, and if element actually equals r then just return r.</text:span></text:p>
      <text:p text:style-name="P17"><text:span text:style-name="T12"><text:tab/></text:span><text:span text:style-name="T14">So if we are now inserting an element into the tree we I did the following: First we set element r to the roof of where tree is. Then similarly to the search the method I implemented we compare element to r, but this time to determine where the new element will be added. So if the element is less than r and its left child is not equal to null, then we call insert recursively and pass the element and the left child. If the left child is equal to null, then we then make the left child equal to the element. We do the same thing if e is greater than r but instead add to the right child.</text:span></text:p>
      <text:p text:style-name="P18"><text:tab/></text:p>
      <text:p text:style-name="P13"/>
      <text:p text:style-name="P3">Testing:</text:p>
      <text:p text:style-name="P10">Before actually testing the program in a compiler, I repeatedly justified my logic for each part and made corrections whenever a flaw was found. After comparing results with my peers and yourself I then went on to created a test program to make sure everything was according to plan.</text:p>
      <text:p text:style-name="P9">To test this program I wrote certain debugging lines to figure out exactly where a problem occurred in the code. They were mostly printing statements that I would compare with handwritten results that I expected. <text:span text:style-name="T21">Based on the results of the printing statements I made adjustments to accommodate for the mistake. </text:span></text:p>
      <text:p text:style-name="P5"><text:soft-page-break/></text:p>
      <text:p text:style-name="P5">Findings:</text:p>
      <text:p text:style-name="P7">One thing that I discovered <text:span text:style-name="T25">during this project was something you actually highlighted in lecture. You mentioned that we should complete all the methods prior to constructing on delete, which I totally understand the reasoning behind that. Delete was the most difficult method to create, <text:s/>but more specifically the case in which the node to be deleted has two children. For the case that it was a leaf or had only one child was not very difficult, but having two children was definitely difficult. In this case we needed to find the in-order successor which would replace the node. One thing I will say is that drawing diagrams really helped me to get the process logic. Actually tracing what should be happening visually was very enlightening. I cannot imagine if I just went straight to eclipse and started coding, it would have been ten times as difficult. <text:s/>Another thing I noticed is when I completed my project and ran it in the compiler I was receiving a null-pointer exception. For hours I traced my program and could not figure out why. Then I noticed that when I was using the equals method, the addresses of the keys were being compared as opposed to <text:s/>the actual data. So I added a compareto with the == case in your element class and that fixed the problem. Here the actual data was being compared and no longer the addre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8:00:57.407000000</meta:creation-date>
    <dc:date>2014-10-28T11:22:00.199000000</dc:date>
    <meta:editing-duration>PT23H53M17S</meta:editing-duration>
    <meta:editing-cycles>60</meta:editing-cycles>
    <meta:generator>LibreOffice/4.2.0.4$Windows_x86 LibreOffice_project/05dceb5d363845f2cf968344d7adab8dcfb2ba71</meta:generator>
    <meta:document-statistic meta:table-count="0" meta:image-count="0" meta:object-count="0" meta:page-count="2" meta:paragraph-count="21" meta:word-count="824" meta:character-count="4661" meta:non-whitespace-character-count="3844"/>
  </office:meta>
</office:document-meta>
</file>